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a152f5" officeooo:paragraph-rsid="01a152f5"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d1cd28"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d1cd28" style:font-size-asian="11pt" style:font-style-asian="italic" style:font-size-complex="11pt" style:font-style-complex="italic"/>
    </style:style>
    <style:style style:name="P6"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6pt" fo:font-style="normal" style:text-underline-style="none" fo:font-weight="bold" officeooo:rsid="00083d4b" officeooo:paragraph-rsid="01be7238" style:font-size-asian="5.25pt" style:font-style-asian="normal" style:font-weight-asian="bold" style:font-size-complex="6pt" style:font-style-complex="normal" style:font-weight-complex="bold"/>
    </style:style>
    <style:style style:name="P7"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8" style:family="paragraph" style:parent-style-name="Preformatted_20_Text">
      <style:paragraph-properties fo:margin-top="0cm" fo:margin-bottom="0.25cm" style:contextual-spacing="false" style:writing-mode="lr-tb"/>
      <style:text-properties fo:font-size="13pt" officeooo:paragraph-rsid="01afb070" style:font-size-asian="13pt" style:font-size-complex="13pt"/>
    </style:style>
    <style:style style:name="P9"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0" style:family="paragraph" style:parent-style-name="Preformatted_20_Text">
      <style:paragraph-properties fo:margin-top="0cm" fo:margin-bottom="0.25cm" style:contextual-spacing="false"/>
      <style:text-properties style:font-name="Liberation Sans" fo:font-size="13pt" fo:font-style="normal" style:text-underline-style="none" officeooo:rsid="01c6807f" officeooo:paragraph-rsid="01d295d7" style:font-name-asian="Nimbus Mono L" style:font-size-asian="13pt" style:font-style-asian="normal" style:font-name-complex="Liberation Mono" style:font-size-complex="13pt" style:font-style-complex="normal"/>
    </style:style>
    <style:style style:name="P11" style:family="paragraph" style:parent-style-name="Preformatted_20_Text">
      <style:paragraph-properties fo:margin-top="0cm" fo:margin-bottom="0.25cm" style:contextual-spacing="false" style:writing-mode="lr-tb"/>
      <style:text-properties style:font-name="Liberation Sans" fo:font-size="13pt" fo:font-style="normal" style:text-underline-style="none" officeooo:rsid="01c6807f" officeooo:paragraph-rsid="01d5a6df" style:font-name-asian="Nimbus Mono L" style:font-size-asian="13pt" style:font-style-asian="normal" style:font-name-complex="Liberation Mono" style:font-size-complex="13pt" style:font-style-complex="normal"/>
    </style:style>
    <style:style style:name="P12" style:family="paragraph" style:parent-style-name="Preformatted_20_Text">
      <style:paragraph-properties fo:margin-top="0cm" fo:margin-bottom="0.25cm" style:contextual-spacing="false" style:writing-mode="lr-tb"/>
      <style:text-properties style:font-name="Liberation Sans" fo:font-size="13pt" fo:font-style="normal" style:text-underline-style="none" officeooo:rsid="0181e0c6" officeooo:paragraph-rsid="01d5a6df" style:font-name-asian="Nimbus Mono L" style:font-size-asian="13pt" style:font-style-asian="normal" style:font-name-complex="Liberation Mono" style:font-size-complex="13pt" style:font-style-complex="normal"/>
    </style:style>
    <style:style style:name="P13" style:family="paragraph" style:parent-style-name="Preformatted_20_Text">
      <style:text-properties style:font-name="Liberation Serif" fo:font-size="13pt" fo:font-style="normal" style:text-underline-style="none" officeooo:rsid="00083d4b" officeooo:paragraph-rsid="00083d4b" style:font-size-asian="13pt" style:font-style-asian="normal" style:font-size-complex="13pt" style:font-style-complex="normal"/>
    </style:style>
    <style:style style:name="P14" style:family="paragraph" style:parent-style-name="Preformatted_20_Text">
      <style:paragraph-properties fo:margin-top="0cm" fo:margin-bottom="0.25cm" style:contextual-spacing="false"/>
      <style:text-properties fo:font-size="13pt" officeooo:paragraph-rsid="01d76cc2" style:font-size-asian="13pt" style:font-size-complex="13pt"/>
    </style:style>
    <style:style style:name="P15" style:family="paragraph" style:parent-style-name="Preformatted_20_Text">
      <style:paragraph-properties fo:margin-top="0cm" fo:margin-bottom="0.25cm" style:contextual-spacing="false"/>
      <style:text-properties fo:font-size="13pt" officeooo:paragraph-rsid="01c89330" style:font-size-asian="13pt" style:font-size-complex="13pt"/>
    </style:style>
    <style:style style:name="P16" style:family="paragraph" style:parent-style-name="Preformatted_20_Text">
      <style:paragraph-properties fo:margin-top="0cm" fo:margin-bottom="0.25cm" style:contextual-spacing="false"/>
      <style:text-properties fo:font-size="13pt" officeooo:paragraph-rsid="01c26751" style:font-size-asian="13pt" style:font-size-complex="13pt"/>
    </style:style>
    <style:style style:name="T1"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d010e0"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1ca5f48"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01b99ac" style:font-size-asian="16pt" style:font-weight-asian="bold" style:font-size-complex="16pt" style:font-weight-complex="bold"/>
    </style:style>
    <style:style style:name="T6" style:family="text">
      <style:text-properties style:font-name="Liberation Sans" fo:font-size="16pt" fo:font-weight="bold" officeooo:rsid="000dd66a" style:font-size-asian="16pt" style:font-weight-asian="bold" style:font-size-complex="16pt" style:font-weight-complex="bold"/>
    </style:style>
    <style:style style:name="T7" style:family="text">
      <style:text-properties style:font-name="Liberation Sans" fo:font-size="16pt" fo:font-weight="bold" officeooo:rsid="01ca5f48" style:font-size-asian="16pt" style:font-weight-asian="bold" style:font-size-complex="16pt" style:font-weight-complex="bold"/>
    </style:style>
    <style:style style:name="T8"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d295d7"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caa47b"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a152f5"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b8acec" style:font-name-asian="Nimbus Mono L" style:font-style-asian="normal" style:font-name-complex="Liberation Mono" style:font-style-complex="normal"/>
    </style:style>
    <style:style style:name="T19" style:family="text">
      <style:text-properties fo:font-weight="bold" style:font-weight-asian="bold" style:font-weight-complex="bold"/>
    </style:style>
    <style:style style:name="T20" style:family="text">
      <style:text-properties fo:font-weight="bold" officeooo:rsid="000dd66a" style:font-weight-asian="bold" style:font-weight-complex="bold"/>
    </style:style>
    <style:style style:name="T21" style:family="text">
      <style:text-properties fo:font-weight="bold" officeooo:rsid="0160cefc" style:font-weight-asian="bold" style:font-weight-complex="bold"/>
    </style:style>
    <style:style style:name="T22" style:family="text">
      <style:text-properties officeooo:rsid="01d295d7"/>
    </style:style>
    <style:style style:name="T23" style:family="text">
      <style:text-properties officeooo:rsid="01caa47b"/>
    </style:style>
    <style:style style:name="T24" style:family="text">
      <style:text-properties officeooo:rsid="01d5a6df"/>
    </style:style>
    <style:style style:name="T25" style:family="text">
      <style:text-properties officeooo:rsid="01d40d30"/>
    </style:style>
    <style:style style:name="T26" style:family="text">
      <style:text-properties officeooo:rsid="01cb238c"/>
    </style:style>
    <style:style style:name="T27" style:family="text">
      <style:text-properties officeooo:rsid="01c82297"/>
    </style:style>
    <style:style style:name="T28" style:family="text">
      <style:text-properties officeooo:rsid="01cc8e23"/>
    </style:style>
    <style:style style:name="T29" style:family="text">
      <style:text-properties officeooo:rsid="0193b9d9"/>
    </style:style>
    <style:style style:name="T30" style:family="text">
      <style:text-properties officeooo:rsid="019e4a2a"/>
    </style:style>
    <style:style style:name="T31" style:family="text">
      <style:text-properties officeooo:rsid="0195e979"/>
    </style:style>
    <style:style style:name="T32" style:family="text">
      <style:text-properties officeooo:rsid="019615ac"/>
    </style:style>
    <style:style style:name="T33" style:family="text">
      <style:text-properties style:font-name="Liberation Sans" fo:font-style="normal" style:text-underline-style="none" officeooo:rsid="01c7725e"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d5a6df"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d76cc2" fo:background-color="transparent" loext:char-shading-value="0" style:font-name-asian="Nimbus Mono L" style:font-style-asian="normal" style:font-name-complex="Liberation Mono" style:font-style-complex="normal"/>
    </style:style>
    <style:style style:name="T42" style:family="text">
      <style:text-properties style:font-name="Liberation Sans" fo:font-style="normal" style:text-underline-style="none" officeooo:rsid="01ce7326" fo:background-color="transparent" loext:char-shading-value="0" style:font-name-asian="Nimbus Mono L" style:font-style-asian="normal" style:font-name-complex="Liberation Mono" style:font-style-complex="normal"/>
    </style:style>
    <style:style style:name="T43"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4"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45"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46"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47" style:family="text">
      <style:text-properties style:font-name="Liberation Sans" fo:font-style="normal" style:text-underline-style="none" officeooo:rsid="013c55a1" fo:background-color="transparent" loext:char-shading-value="0" style:font-style-asian="normal" style:font-style-complex="normal"/>
    </style:style>
    <style:style style:name="T48" style:family="text">
      <style:text-properties style:font-name="Liberation Sans" fo:font-style="normal" style:text-underline-style="none" officeooo:rsid="00083d4b" fo:background-color="transparent" loext:char-shading-value="0"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2</text:span><text:span text:style-name="T2">nd</text:span><text:span text:style-name="T3"> </text:span><text:span text:style-name="T2">Febr</text:span><text:span text:style-name="T4">uary</text:span><text:span text:style-name="T5"> 20</text:span><text:span text:style-name="T6">2</text:span><text:span text:style-name="T7">5</text:span></text:p>
      <text:p text:style-name="P3">Isaiah 51:7-8</text:p>
      <text:p text:style-name="P4">[7] <text:s/>“Listen to me, you who know righteousness, the people in whose heart is my law; fear not the reproach of man, nor be dismayed at their revilings.</text:p>
      <text:p text:style-name="P5">[8] <text:s/>For the moth will eat them up like a garment, and the worm will eat them like wool, but my righteousness will be forever, and my salvation to all generations.”</text:p>
      <text:p text:style-name="P6"/>
      <text:p text:style-name="P7">Thanks to God</text:p>
      <text:p text:style-name="P8"><text:span text:style-name="T8">O </text:span><text:span text:style-name="T9">L</text:span><text:span text:style-name="T10">o</text:span><text:span text:style-name="T9">r</text:span><text:span text:style-name="T10">d,</text:span><text:span text:style-name="T11"> </text:span><text:span text:style-name="T12">we </text:span><text:span text:style-name="T13">thank You that You </text:span><text:span text:style-name="T14">have planted Your law into our hearts. We can </text:span><text:span text:style-name="T13">praise </text:span><text:span text:style-name="T14">You</text:span><text:span text:style-name="T13">, </text:span><text:span text:style-name="T15">not because we are good but because You are Good and Perfect, and </text:span><text:span text:style-name="T14">gracious and merciful</text:span><text:span text:style-name="T15">. We </text:span><text:span text:style-name="T16">thank </text:span><text:span text:style-name="T14">You</text:span><text:span text:style-name="T16"> </text:span><text:span text:style-name="T17">for the gift of</text:span><text:span text:style-name="T18"> our salvation </text:span><text:span text:style-name="T15">because</text:span><text:span text:style-name="T17"> Jesus </text:span><text:span text:style-name="T14">began</text:span><text:span text:style-name="T15"> as a helpless babe, </text:span><text:span text:style-name="T14">but went on to live </text:span><text:span text:style-name="T15">the perfect life which we could not, and then</text:span><text:span text:style-name="T17"> won </text:span><text:span text:style-name="T15">the victory over sin and death</text:span><text:span text:style-name="T17"> for us in the Cross and the Resurrection. </text:span><text:span text:style-name="T14">We thank You that He is now ascended on high and intercedes for us. We thank You for the presence of the Holy Spirit our Comforter, Guide and Teacher of all truth. We thank You for the righteousness we enjoy because Jesus has given us His righteousness and taken away our weak, sinful, self-centred-ness, which kept putting us on the throne of our lives, instead of putting You there.</text:span></text:p>
      <text:p text:style-name="P9"><text:span text:style-name="T19">The Wide World...</text:span><text:span text:style-name="T20"> a</text:span><text:span text:style-name="T19">nd the </text:span><text:span text:style-name="T21">W</text:span><text:span text:style-name="T19">ider Church</text:span></text:p>
      <text:p text:style-name="P10"><text:span text:style-name="T22">In</text:span><text:span text:style-name="T23"> this world, we </text:span><text:span text:style-name="T22">see so much of the reproach of man </text:span><text:span text:style-name="T24">that</text:span><text:span text:style-name="T22"> it is easy to forget Your grace and </text:span><text:span text:style-name="T24">instead </text:span><text:span text:style-name="T22">become fearful and dismayed.</text:span></text:p>
      <text:p text:style-name="P11"><text:span text:style-name="T25">We thank You for the reminder of the true victory of the Cross and the Resurrection, as we share in the Lord’s Supper </text:span><text:span text:style-name="T24">today</text:span><text:span text:style-name="T25">, and </text:span><text:span text:style-name="T24">as we </text:span><text:span text:style-name="T25">bless one another in fellowship of the visible Body of Christ, the Church universal, which </text:span><text:span text:style-name="T24">continues to grow </text:span><text:span text:style-name="T25">daily </text:span><text:span text:style-name="T24">under Your guiding hand</text:span><text:span text:style-name="T26">. We remain hopeful because You are God With Us, </text:span><text:span text:style-name="T25">as we recall Jesus’s promise that He would not leave us as orphans</text:span><text:span text:style-name="T26">.</text:span></text:p>
      <text:p text:style-name="P11"><text:span text:style-name="T26">We continu</text:span>e <text:span text:style-name="T26">to</text:span> pray for the <text:span text:style-name="T27">peace of Jerusalem, and </text:span><text:span text:style-name="T24">give thanks for the fragile ceasefire and the release of some hostages.</text:span></text:p>
      <text:p text:style-name="P12"><text:span text:style-name="T28">We pray for </text:span><text:span text:style-name="T24">restoration of the Word of God as the dominant wisdom of our nation, for the Truth to be respected and honoured in public life and service. We pray that Your church would again be sought out as we uphold Your Word, firmly but graciously. </text:span><text:span text:style-name="T29">We </text:span><text:span text:style-name="T24">continue to</text:span><text:span text:style-name="T30"> </text:span><text:span text:style-name="T31">pray</text:span><text:span text:style-name="T29"> </text:span><text:span text:style-name="T31">for our nation, our State and our communit</text:span><text:span text:style-name="T32">ies</text:span><text:span text:style-name="T31"> to turn back to You.</text:span></text:p>
      <text:p text:style-name="P13"><text:span text:style-name="T19">Ashburton</text:span></text:p>
      <text:p text:style-name="P14"><text:span text:style-name="T33">As well as our public witness, w</text:span><text:span text:style-name="T34">e pray for our</text:span><text:span text:style-name="T35">selves as we </text:span><text:span text:style-name="T36">seek to </text:span><text:span text:style-name="T37">keep the unity of the faith and encourag</text:span><text:span text:style-name="T38">e</text:span><text:span text:style-name="T37"> each other</text:span><text:span text:style-name="T39">. </text:span><text:span text:style-name="T40">We especially pray for </text:span><text:span text:style-name="T37">Alan Freer, </text:span><text:span text:style-name="T38">still </text:span><text:span text:style-name="T37">in hospital after </text:span><text:span text:style-name="T38">a setback with his recovery from the hip replacement surgery</text:span><text:span text:style-name="T37">. We thank You for the skilled medical care he is receiving and pray for </text:span><text:span text:style-name="T41">his strength </text:span><text:span text:style-name="T37">to </text:span><text:span text:style-name="T41">make a full recovery</text:span><text:span text:style-name="T37">. </text:span><text:span text:style-name="T41">We pray also for Douglas and Joan, giving thanks for Joan’s recovery so far, and pray for that to continue in full measure.</text:span></text:p>
      <text:p text:style-name="P14"><text:span text:style-name="T41">We</text:span><text:span text:style-name="T40"> </text:span><text:span text:style-name="T41">pray for our congregational meeting to follow. Guide us into all wisdom as we set about the task of finding the man of Your choosing to lead in the work here. We pray that You would be already working in his life to prepare him for that calling to work in this part of the Vineyard.</text:span></text:p>
      <text:p text:style-name="P15"><text:span text:style-name="T39">We thank You for Your Word which calls us to </text:span><text:span text:style-name="T42">see</text:span><text:span text:style-name="T41">k to live according to the Truth as the Holy Spirit reveals it to us from Your written Word. May we always see Your Word as more than paper and ink but as the Living oracles of the One True God, Who sustains this world by Your Word.</text:span></text:p>
      <text:p text:style-name="P16"><text:span text:style-name="T43">In </text:span><text:span text:style-name="T41">Jesus</text:span><text:span text:style-name="T44"> </text:span><text:span text:style-name="T45">Precious Name </text:span><text:span text:style-name="T46">we pray</text:span><text:span text:style-name="T47">, </text:span><text:span text:style-name="T48">Am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5-02-01T21:19:55.566527835</dc:date>
    <meta:editing-duration>PT17H20M17S</meta:editing-duration>
    <meta:editing-cycles>191</meta:editing-cycles>
    <meta:generator>LibreOffice/24.8.3.2$Linux_X86_64 LibreOffice_project/e14c9fdd1f585efcbb2c5363087a99d20928d522</meta:generator>
    <meta:print-date>2024-06-08T21:59:09.625322674</meta:print-date>
    <meta:document-statistic meta:table-count="0" meta:image-count="0" meta:object-count="0" meta:page-count="1" meta:paragraph-count="17" meta:word-count="624" meta:character-count="3281" meta:non-whitespace-character-count="2672"/>
  </office:meta>
</office:document-meta>
</file>